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4050D7320BB300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858cm, 22.808cm, 6.918cm, 6.58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254cm" svg:height="6.476cm" svg:x="3.54cm" svg:y="10.398cm">
          <draw:image xlink:href="Pictures/1000000000000780000004384050D7320BB300E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23T20:30:44.501036947</dc:date>
    <meta:editing-duration>PT3M19S</meta:editing-duration>
    <meta:editing-cycles>1</meta:editing-cycles>
    <meta:document-statistic meta:object-count="1"/>
  </office:meta>
</office:document-meta>
</file>